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1" style:family="text">
      <style:text-properties fo:font-style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style-asian="normal"/>
    </style:style>
    <style:style style:name="T4" style:family="text">
      <style:text-properties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NU 2011 F Report</text:h>
      <text:h text:style-name="Heading_20_2" text:outline-level="2"><text:span text:style-name="T2">题目</text:span></text:h>
      <text:h text:style-name="Heading_20_2" text:outline-level="2"><text:span text:style-name="T2">题目大意</text:span></text:h>
      <text:h text:style-name="Heading_20_2" text:outline-level="2"><text:span text:style-name="T2">题目分析</text:span></text:h>
      <text:h text:style-name="Heading_20_2" text:outline-level="2"><text:span text:style-name="T2">解题过程</text:span></text:h>
      <text:p text:style-name="Text_20_body"><text:span text:style-name="T2"><text:tab/>看来看题解的确是祸害无穷，比赛的时候貌似一直试图往最短路上去靠，但是看到题解的网络流三个字以后刹那间就明白是什么样的模型了。</text:span></text:p>
      <text:h text:style-name="Heading_20_2" text:outline-level="2"><text:span text:style-name="T2">代码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roid Sans Fallback" style:font-size-asian="14pt" style:font-name-complex="Droid Sans Fallback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stapolur </meta:initial-creator>
    <meta:creation-date>2011-06-22T13:39:56</meta:creation-date>
    <meta:document-statistic meta:table-count="0" meta:image-count="0" meta:object-count="0" meta:page-count="1" meta:paragraph-count="7" meta:word-count="45" meta:character-count="96"/>
    <dc:date>2011-06-22T15:30:08</dc:date>
    <dc:creator>gestapolur </dc:creator>
    <meta:editing-duration>PT01H11M49S</meta:editing-duration>
    <meta:editing-cycles>1</meta:editing-cycles>
    <meta:generator>OpenOffice.org/3.2$Linux OpenOffice.org_project/320m12$Build-9483</meta:generator>
  </office:meta>
</office:document-meta>
</file>